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 style:list-style-name="WW8Num7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size="12pt" fo:font-weight="bold" style:font-size-asian="12pt" style:font-weight-asian="bold" style:font-size-complex="16pt" style:font-weight-complex="bold"/>
    </style:style>
    <style:style style:name="P4" style:family="paragraph" style:parent-style-name="Standard" style:list-style-name="WW8Num8">
      <style:text-properties fo:font-size="12pt" fo:font-weight="bold" style:font-size-asian="12pt" style:font-weight-asian="bold" style:font-size-complex="16pt" style:font-weight-complex="bold"/>
    </style:style>
    <style:style style:name="P5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6pt" style:font-size-asian="16pt" style:font-size-complex="16pt"/>
    </style:style>
    <style:style style:name="P8" style:family="paragraph" style:parent-style-name="Standard" style:list-style-name="WW8Num4"/>
    <style:style style:name="P9" style:family="paragraph" style:parent-style-name="Standard">
      <style:text-properties fo:color="#800000" fo:font-size="12pt" style:font-size-asian="12pt" style:font-size-complex="12pt"/>
    </style:style>
    <style:style style:name="P10" style:family="paragraph" style:parent-style-name="Standard" style:master-page-name="Standard">
      <style:paragraph-properties fo:margin-left="1.5in" fo:margin-right="0in" fo:text-indent="0.5in" style:auto-text-indent="false" style:page-number="auto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margin-left="0.5in" fo:margin-right="0in" fo:text-indent="0in" style:auto-text-indent="false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size="12pt" fo:font-weight="bold" style:font-size-asian="12pt" style:font-weight-asian="bold" style:font-size-complex="16pt" style:font-weight-complex="bold"/>
    </style:style>
    <style:style style:name="P14" style:family="paragraph" style:parent-style-name="Standard">
      <style:paragraph-properties fo:margin-left="0.5in" fo:margin-right="0in" fo:text-indent="0.5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.5in" fo:margin-right="0in" fo:text-indent="0.5in" style:auto-text-indent="false"/>
      <style:text-properties fo:font-size="12pt" style:font-size-asian="12pt" style:font-size-complex="12pt"/>
    </style:style>
    <style:style style:name="P16" style:family="paragraph" style:parent-style-name="Standard">
      <style:paragraph-properties fo:margin-left="0in" fo:margin-right="0in" fo:text-indent="0.5in" style:auto-text-indent="false"/>
    </style:style>
    <style:style style:name="P17" style:family="paragraph" style:parent-style-name="Standard">
      <style:paragraph-properties fo:margin-left="0in" fo:margin-right="0in" fo:text-indent="0.5in" style:auto-text-indent="false"/>
      <style:text-properties fo:font-size="16pt" style:font-size-asian="16pt" style:font-size-complex="16pt"/>
    </style:style>
    <style:style style:name="P18" style:family="paragraph" style:parent-style-name="Standard">
      <style:paragraph-properties fo:margin-left="0in" fo:margin-right="0in" fo:text-indent="0.5in" style:auto-text-indent="false"/>
      <style:text-properties fo:color="#800000" fo:font-size="12pt" style:font-size-asian="12pt" style:font-size-complex="12pt"/>
    </style:style>
    <style:style style:name="P19" style:family="paragraph" style:parent-style-name="Standard" style:list-style-name="WW8Num5">
      <style:paragraph-properties fo:margin-top="0in" fo:margin-bottom="0in" loext:contextual-spacing="tru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 style:list-style-name="WW8Num10">
      <style:paragraph-properties fo:margin-top="0in" fo:margin-bottom="0in" loext:contextual-spacing="true"/>
    </style:style>
    <style:style style:name="P21" style:family="paragraph" style:parent-style-name="Standard" style:list-style-name="WW8Num3">
      <style:paragraph-properties fo:margin-top="0in" fo:margin-bottom="0in" loext:contextual-spacing="true"/>
    </style:style>
    <style:style style:name="P22" style:family="paragraph" style:parent-style-name="Standard" style:list-style-name="WW8Num11">
      <style:paragraph-properties fo:margin-top="0in" fo:margin-bottom="0in" loext:contextual-spacing="true"/>
    </style:style>
    <style:style style:name="P23" style:family="paragraph" style:parent-style-name="Standard">
      <style:paragraph-properties fo:margin-left="0in" fo:margin-right="0in" fo:margin-top="0in" fo:margin-bottom="0in" loext:contextual-spacing="true" fo:text-indent="0.25in" style:auto-text-indent="false"/>
    </style:style>
    <style:style style:name="P24" style:family="paragraph" style:parent-style-name="Standard" style:list-style-name="WW8Num9">
      <style:paragraph-properties fo:break-before="page"/>
      <style:text-properties fo:font-size="12pt" fo:font-weight="bold" style:font-size-asian="12pt" style:font-weight-asian="bold" style:font-size-complex="12pt" style:font-weight-complex="bold"/>
    </style:style>
    <style:style style:name="P25" style:family="paragraph" style:parent-style-name="Heading_20_1">
      <style:text-properties style:text-underline-style="none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name-complex="Times New Roman" style:font-size-complex="12pt"/>
    </style:style>
    <style:style style:name="T6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7" style:family="tex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10" style:family="text">
      <style:text-properties fo:font-size="12pt" fo:font-weight="bold" style:font-size-asian="12pt" style:font-weight-asian="bold" style:font-size-complex="16pt" style:font-weight-complex="bold"/>
    </style:style>
    <style:style style:name="T11" style:family="text">
      <style:text-properties style:font-name="Symbol" fo:font-size="12pt" style:font-size-asian="12pt" style:font-name-complex="Symbol"/>
    </style:style>
    <style:style style:name="T12" style:family="text">
      <style:text-properties style:font-name="Symbol" fo:font-size="12pt" style:font-name-asian="Symbol" style:font-size-asian="12pt" style:font-name-complex="Symbol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00" fo:font-size="12pt" style:font-size-asian="12pt" style:font-size-complex="12pt"/>
    </style:style>
    <style:style style:name="T16" style:family="text">
      <style:text-properties fo:color="#800000" fo:font-size="12pt" style:font-size-asian="12pt" style:font-name-complex="Times New Roman" style:font-size-complex="12pt"/>
    </style:style>
    <style:style style:name="T17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18" style:family="text">
      <style:text-properties fo:color="#800000" fo:font-size="16pt" fo:font-weight="bold" style:font-size-asian="16pt" style:font-weight-asian="bold" style:font-size-complex="16pt" style:font-weight-complex="bold"/>
    </style:style>
    <style:style style:name="T19" style:family="text">
      <style:text-properties fo:color="#800000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T20" style:family="text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C++ Input/Output </text:p>
      <text:p text:style-name="P14"/>
      <text:p text:style-name="P1">The purpose of this exercise is to create library of “C++ Standard IO “alike</text:p>
      <text:p text:style-name="P1">Input/Output <text:s/>library of functions and operators which will wrap <text:s/>‘C’ IO FILE* structure</text:p>
      <text:p text:style-name="P1">and standard ‘C’ Input/Output library.</text:p>
      <text:p text:style-name="P1"/>
      <text:p text:style-name="P5">C++ Standard IO library provides &lt;&lt; and &gt;&gt; only for ASCII files, and in this assignment these operators have to be implemented also for Binary files.</text:p>
      <text:p text:style-name="P5"/>
      <text:p text:style-name="P1">Provide the following set of classes:</text:p>
      <text:p text:style-name="P1"/>
      <text:p text:style-name="Standard"><text:span text:style-name="T4"><text:tab/></text:span><text:span text:style-name="T11"></text:span><text:span text:style-name="T4"><text:tab/>class virtIO_t <text:tab/><text:tab/>// abstract Base class</text:span></text:p>
      <text:p text:style-name="P16"><text:span text:style-name="T12"></text:span><text:span text:style-name="T4"><text:tab/>class binIO_t<text:tab/><text:tab/>// derived class which supports IO of binary files</text:span></text:p>
      <text:p text:style-name="P16"><text:span text:style-name="T12"></text:span><text:span text:style-name="T4"><text:tab/>class asciiIO_t<text:tab/><text:tab/>// derived <text:s/>class which supports IO of ASCII files</text:span></text:p>
      <text:p text:style-name="P7"/>
      <text:p text:style-name="P6">Functionality of class virtIO_t</text:p>
      <text:p text:style-name="P6"/>
      <text:p text:style-name="Standard"><text:span text:style-name="T4">Class is abstract and doesn’t relate to real format of input/output data ( </text:span><text:span text:style-name="T6">ascii</text:span><text:span text:style-name="T4"> or </text:span><text:span text:style-name="T6">binary</text:span><text:span text:style-name="T4">).</text:span></text:p>
      <text:p text:style-name="P12"/>
      <text:list xml:id="list8838321568733885613" text:style-name="WW8Num5">
        <text:list-item>
          <text:p text:style-name="P19">CTORs: <text:s/>default, <text:s/>from name &amp; mode</text:p>
        </text:list-item>
      </text:list>
      <text:list xml:id="list942436484362417521" text:style-name="WW8Num10">
        <text:list-item>
          <text:p text:style-name="P20"><text:span text:style-name="T8">object of type virIO_t <text:s/>constructed from <text:s/></text:span><text:span text:style-name="T7">pathname</text:span><text:span text:style-name="T8"> of file</text:span></text:p>
        </text:list-item>
      </text:list>
      <text:p text:style-name="P23"><text:span text:style-name="T9"><text:s text:c="4"/></text:span><text:span text:style-name="T8">and </text:span><text:span text:style-name="T7">mode</text:span><text:span text:style-name="T8"> as defined for standard IO.</text:span></text:p>
      <text:list xml:id="list803127555739796512" text:style-name="WW8Num3">
        <text:list-item>
          <text:p text:style-name="P21"><text:span text:style-name="T8">user can retrieve <text:s/></text:span><text:span text:style-name="T7">path</text:span><text:span text:style-name="T8"> and </text:span><text:span text:style-name="T7">access</text:span></text:p>
        </text:list-item>
      </text:list>
      <text:list xml:id="list8014572523102441835" text:style-name="WW8Num11">
        <text:list-item>
          <text:p text:style-name="P22"><text:span text:style-name="T8">provides file </text:span><text:span text:style-name="T7">length</text:span></text:p>
        </text:list-item>
      </text:list>
      <text:p text:style-name="P17"/>
      <text:list xml:id="list7800444579452772769" text:style-name="WW8Num7">
        <text:list-item>
          <text:p text:style-name="P2">functions for setting / getting file status, where status can be one of following:</text:p>
        </text:list-item>
      </text:list>
      <text:p text:style-name="P1"><text:tab/><text:tab/>ok_e </text:p>
      <text:p text:style-name="P1"><text:tab/><text:tab/>cant_open_file_e </text:p>
      <text:p text:style-name="P1"><text:tab/><text:tab/>bad_access_e </text:p>
      <text:p text:style-name="P1"><text:tab/><text:tab/>writeErr_e</text:p>
      <text:p text:style-name="Standard"><text:span text:style-name="T5"><text:s text:c="19"/></text:span><text:span text:style-name="T4"><text:tab/>readErr_e</text:span></text:p>
      <text:p text:style-name="P6"/>
      <text:list xml:id="list1473312247894279703" text:style-name="WW8Num4">
        <text:list-item>
          <text:p text:style-name="P8"><text:span text:style-name="T17">provide the following list of operators only for </text:span><text:span text:style-name="T18">binIO_t </text:span><text:span text:style-name="T17">class</text:span></text:p>
        </text:list-item>
      </text:list>
      <text:p text:style-name="P18"><text:tab/>operator&gt;&gt;(void* Buf);</text:p>
      <text:p text:style-name="Standard"><text:span text:style-name="T16"><text:s text:c="4"/></text:span><text:span text:style-name="T15"><text:tab/><text:tab/>operator&lt;&lt;(const void* Buf);</text:span></text:p>
      <text:p text:style-name="P9"/>
      <text:p text:style-name="P9"><text:tab/><text:tab/>void <text:s/>operator,(int len); <text:s text:c="7"/>// for read / write blocks</text:p>
      <text:list xml:id="list9217007304443872839" text:style-name="WW8Num9">
        <text:list-item>
          <text:p text:style-name="P24">operators <text:s/>&gt;&gt; <text:s text:c="2"/>and &lt;&lt; <text:s text:c="2"/>for :</text:p>
        </text:list-item>
      </text:list>
      <text:p text:style-name="P1"><text:tab/><text:tab/>char, <text:tab/>unsigned char, </text:p>
      <text:p text:style-name="P15">short, <text:tab/>unsigned short,</text:p>
      <text:p text:style-name="P15">int, <text:tab/>unsigned int, </text:p>
      <text:p text:style-name="P15">long, <text:tab/>unsigned long, </text:p>
      <text:p text:style-name="P15">float, <text:tab/>double</text:p>
      <text:p text:style-name="P15"/>
      <text:p text:style-name="Standard"><text:span text:style-name="T2">Implementation of functionality of </text:span><text:span text:style-name="T19">binIO_t</text:span><text:span text:style-name="T2"> <text:s/>and </text:span><text:span text:style-name="T19">asciiIO_t</text:span><text:span text:style-name="T20"> </text:span><text:span text:style-name="T2">classes:</text:span></text:p>
      <text:p text:style-name="P6"/>
      <text:p text:style-name="P6"/>
      <text:p text:style-name="P6">Notes:</text:p>
      <text:p text:style-name="P6"/>
      <text:h text:style-name="P25" text:outline-level="1">'&lt;&lt;' ,' &gt;&gt;' operators have to throw exception</text:h>
      <text:p text:style-name="Standard"/>
      <text:list xml:id="list7335964201125032200" text:style-name="WW8Num8">
        <text:list-item>
          <text:p text:style-name="P4">To allow multi-usage of operators '&lt;&lt;' , <text:s/>'&gt;&gt;' :</text:p>
        </text:list-item>
      </text:list>
      <text:p text:style-name="P3"/>
      <text:p text:style-name="P13">aciiIO_t <text:s/>aIO;</text:p>
      <text:p text:style-name="P11"><text:span text:style-name="T10">binIO_t <text:s/>bIO;</text:span></text:p>
      <text:p text:style-name="P13">int <text:tab/>i;</text:p>
      <text:p text:style-name="P13">float <text:tab/>f;</text:p>
      <text:p text:style-name="P13">char <text:tab/>mane[16];</text:p>
      <text:p text:style-name="P13"/>
      <text:p text:style-name="P13">aIO &lt;&lt; i <text:s/>&lt;&lt; ' ' &lt;&lt; f; <text:s/><text:tab/><text:tab/>// ASCII file ( with blanks )</text:p>
      <text:p text:style-name="P11"/>
      <text:p text:style-name="P11"><text:span text:style-name="T10">bIO &lt;&lt; i <text:s/>&lt;&lt; f ;</text:span><text:tab/><text:tab/><text:tab/><text:span text:style-name="T10">// Binary file</text:span></text:p>
      <text:p text:style-name="P11"><text:span text:style-name="T10">bIO </text:span><text:span text:style-name="T3">&lt;&lt;</text:span> <text:span text:style-name="T10">name , nameLength;</text:span><text:tab/><text:tab/><text:span text:style-name="T10">// both operator - <text:s/>',' and <text:s/>&lt;&lt; for 'void*'</text:span></text:p>
      <text:p text:style-name="P13">bIO &gt;&gt; i <text:s/>&gt;&gt; f <text:s/>; </text:p>
      <text:p text:style-name="P11"/>
      <text:p text:style-name="Standard"/>
      <text:list xml:id="list150534221260651" text:continue-numbering="true" text:style-name="WW8Num8">
        <text:list-item>
          <text:p text:style-name="P4">Classes don’t support copy of file objects.</text:p>
        </text:list-item>
      </text:list>
      <text:p text:style-name="P3"/>
      <text:p text:style-name="P6"/>
      <text:p text:style-name="P6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Miriam" svg:font-family="Miriam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DejaVu Sans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DejaVu San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zh" style:country-asian="CN" style:font-name-complex="Miriam" style:font-family-complex="Miriam" style:font-family-generic-complex="swiss" style:font-pitch-complex="variable" style:font-size-complex="10pt" style:language-complex="he" style:country-complex="IL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4z0" style:family="text">
      <style:text-properties fo:color="#800000"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fo:font-size="12pt" fo:font-weight="bold" style:font-size-asian="12pt" style:font-weight-asian="bold" style:font-size-complex="16pt" style:font-weight-complex="bold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WW8Num11z0" style:family="text">
      <style:text-properties style:font-name="Symbol" fo:font-family="Symbol" style:font-family-generic="roman" style:font-pitch="variable" fo:font-size="12pt" style:font-size-asian="12pt" style:font-name-complex="Symbol" style:font-family-complex="Symbol" style:font-family-generic-complex="roman" style:font-pitch-complex="variable" style:font-size-complex="12pt"/>
    </style:style>
    <style:style style:name="Default_20_Paragraph_20_Font" style:display-name="Default Paragraph Font" style:family="text"/>
    <style:style style:name="Absatz-Standardschriftart" style:family="text"/>
    <style:style style:name="WW8Num1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 fo:text-align="center">
          <style:list-level-label-alignment text:label-followed-by="listtab" text:list-tab-stop-position="0.45in" fo:text-indent="-0.0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draw:fill="solid" draw:fill-color="#ffffff" draw:opacity="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96-12-05T08:20:00</meta:creation-date>
    <dc:date>2017-10-15T15:05:32.666075888</dc:date>
    <meta:print-date>1996-12-05T11:57:00</meta:print-date>
    <meta:editing-cycles>10</meta:editing-cycles>
    <meta:editing-duration>PT30M56S</meta:editing-duration>
    <meta:document-statistic meta:table-count="0" meta:image-count="0" meta:object-count="0" meta:page-count="2" meta:paragraph-count="46" meta:word-count="307" meta:character-count="1822" meta:non-whitespace-character-count="1469"/>
    <meta:generator>LibreOffice/5.1.6.2$Linux_x86 LibreOffice_project/10m0$Build-2</meta:generator>
  </office:meta>
</office:document-meta>
</file>